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7"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2">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fo:font-size="10pt" style:text-underline-style="none" style:font-name-asian="Garamond1" style:font-size-asian="10pt"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6">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6">Sprint </text:span><text:span text:style-name="T2">No</text:span><text:span text:style-name="T6">.</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ListActivity.java</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0"><text:span text:style-name="T3"><text:s/></text:span></text:p>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dentions are 5 spaces. TABS ARE </text:span><text:span text:style-name="T3">NO</text:span><text:span text:style-name="T10">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Bracketing of block statements follows the following format:</text:span></text:p>
            <text:p text:style-name="P11"/>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Exception for setter and getter functions</text:span></text:p>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0"><text:span text:style-name="T3">Not much numerical statements</text:span></text:p>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1153352945434924685" text:style-name="WWNum2">
        <text:list-item>
          <text:p text:style-name="P17"><text:soft-page-break/></text:p>
        </text:list-item>
        <text:list-item>
          <text:p text:style-name="P17"/>
        </text:list-item>
        <text:list-item>
          <text:p text:style-name="P17"/>
        </text:list-item>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15"><text:span text:style-name="T3">1.) <text:s/>ListActivity.jav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2"/>
          </table:table-cell>
        </table:table-row>
        <table:table-row table:style-name="Table5.1">
          <table:table-cell table:style-name="Table5.A1" office:value-type="string">
            <text:list xml:id="list4887498778998854928" text:style-name="WWNum1">
              <text:list-item>
                <text:p text:style-name="P16"><text:span text:style-name="T3">onCreate()</text:span></text:p>
              </text:list-item>
            </text:list>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text:span text:style-name="T3">-Has a set function but the processing of necessary values needed for its output are all inside one function</text:span></text:p>
          </table:table-cell>
        </table:table-row>
      </table:table>
      <text:p text:style-name="P5"><text:soft-page-break/></text:p>
      <text:list xml:id="list203235173866369" text:continue-list="list1153352945434924685" text:style-name="WWNum2">
        <text:list-item>
          <text:p text:style-name="P17"/>
        </text:list-item>
        <text:list-item>
          <text:p text:style-name="P17"/>
        </text:list-item>
      </text:list>
      <text:p text:style-name="P5"/>
      <text:p text:style-name="P5"/>
      <text:p text:style-name="P5"/>
      <text:p text:style-name="P5"/>
      <text:list xml:id="list203234746968720" text:continue-numbering="true" text:style-name="WWNum2">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4" meta:word-count="422" meta:character-count="2556" meta:non-whitespace-character-count="2195"/>
    <meta:generator>LibreOfficeDev/5.1.0.3$Linux_X86_64 LibreOffice_project/</meta:generator>
  </office:meta>
</office:document-meta>
</file>